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299cm" svg:y1="0.699cm" svg:x2="0.899cm" svg:y2="0.699cm">
            <text:p/>
          </draw:line>
          <draw:line draw:style-name="gr1" draw:text-style-name="P1" draw:layer="layout" svg:x1="0.599cm" svg:y1="0.699cm" svg:x2="0.599cm" svg:y2="0.099cm">
            <text:p/>
          </draw:line>
          <draw:line draw:style-name="gr1" draw:text-style-name="P1" draw:layer="layout" svg:x1="0.299cm" svg:y1="0.699cm" svg:x2="0.099cm" svg:y2="0.899cm">
            <text:p/>
          </draw:line>
          <draw:line draw:style-name="gr1" draw:text-style-name="P1" draw:layer="layout" svg:x1="0.599cm" svg:y1="0.699cm" svg:x2="0.399cm" svg:y2="0.899cm">
            <text:p/>
          </draw:line>
          <draw:line draw:style-name="gr1" draw:text-style-name="P1" draw:layer="layout" svg:x1="0.899cm" svg:y1="0.699cm" svg:x2="0.699cm" svg:y2="0.89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09:58:26.165000000</meta:creation-date>
    <dc:date>2021-07-07T10:01:37.074000000</dc:date>
    <meta:editing-duration>PT3M10S</meta:editing-duration>
    <meta:editing-cycles>3</meta:editing-cycles>
    <meta:generator>LibreOffice/7.1.1.2$Windows_X86_64 LibreOffice_project/fe0b08f4af1bacafe4c7ecc87ce55bb426164676</meta:generator>
    <meta:document-statistic meta:object-count="6"/>
  </office:meta>
</office:document-meta>
</file>